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Manager.isAuthentic( String userid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Subscription.UserSubscription( final String user , final UserMetaDataRespository repository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Manager.subscriptions( String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serManager.getUserSubscription( final String u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Subscription.subscri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serSubscription.subscribe( String mailbo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serManager.unsubscribe( String user , String mailbo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Subscription.unsubscribe( String mailbo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serManager.DefaultUserManager( final UserMetaDataRespository repository , final UsersRepository users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serManager.subscribe( String user , String mailbo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